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083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8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8pt" fo:font-style="normal" fo:text-shadow="none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7" style:family="paragraph">
      <style:paragraph-properties fo:margin-left="0.318cm" fo:margin-right="0cm" fo:text-indent="0cm"/>
      <style:text-properties fo:font-size="26pt"/>
    </style:style>
    <style:style style:name="P8" style:family="paragraph">
      <style:paragraph-properties fo:margin-left="0cm" fo:margin-right="0cm" fo:text-indent="0cm"/>
      <style:text-properties fo:font-size="26pt"/>
    </style:style>
    <style:style style:name="P9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ffffff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5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ffffff" style:font-name="Segoe UI2" fo:font-size="26pt" fo:text-shadow="1pt 1pt" style:font-size-asian="26pt" style:font-size-complex="26pt"/>
    </style:style>
    <style:style style:name="T7" style:family="text">
      <style:text-properties fo:color="#ffffff" style:font-name="Segoe UI Semibold" fo:font-size="20pt" fo:text-shadow="none" style:font-size-asian="20pt" style:font-size-complex="20pt"/>
    </style:style>
    <style:style style:name="T8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0.494cm">
          <draw:text-box>
            <text:p text:style-name="P1"><text:span text:style-name="T1">HYMN #863</text:span></text:p>
            <text:p text:style-name="P1"><text:span text:style-name="T2">“</text:span><text:span text:style-name="T2">Our Father, by Whose Name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5.4cm" svg:height="7.011cm" svg:x="1.293cm" svg:y="0.549cm">
          <draw:text-box>
            <text:p text:style-name="P4"><text:span text:style-name="T4">1. </text:span><text:span text:style-name="T5">Our Father, by whose name</text:span><text:span text:style-name="T5"><text:line-break/></text:span><text:span text:style-name="T5">All fatherhood is known,</text:span><text:span text:style-name="T5"><text:line-break/></text:span><text:span text:style-name="T5">Who dost in love proclaim</text:span><text:span text:style-name="T5"><text:line-break/></text:span><text:span text:style-name="T5">Each family Thine own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5" draw:layer="layout" svg:width="25.4cm" svg:height="5.321cm" svg:x="1.27cm" svg:y="0.435cm">
          <draw:text-box>
            <text:p text:style-name="P4"><text:span text:style-name="T5">Bless Thou all parents, guarding well,</text:span><text:span text:style-name="T5"><text:line-break/></text:span><text:span text:style-name="T5">With constant love as sentinel,</text:span><text:span text:style-name="T5"><text:line-break/></text:span><text:span text:style-name="T5">The homes in which Thy people dwe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3" draw:text-style-name="P5" draw:layer="layout" svg:width="25.4cm" svg:height="7.011cm" svg:x="1.27cm" svg:y="0.508cm">
          <draw:text-box>
            <text:p text:style-name="P4"><text:span text:style-name="T4">2. </text:span><text:span text:style-name="T5">O Christ, Thyself a child</text:span><text:span text:style-name="T5"><text:line-break/></text:span><text:span text:style-name="T5">Within an earthly home,</text:span><text:span text:style-name="T5"><text:line-break/></text:span><text:span text:style-name="T5">With heart still undefiled,</text:span><text:span text:style-name="T5"><text:line-break/></text:span><text:span text:style-name="T5">Thou didst to manhood com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4" draw:text-style-name="P5" draw:layer="layout" svg:width="25.4cm" svg:height="5.321cm" svg:x="1.27cm" svg:y="0.521cm">
          <draw:text-box>
            <text:p text:style-name="P4"><text:span text:style-name="T5">Our children bless in ev’ry place</text:span><text:span text:style-name="T5"><text:line-break/></text:span><text:span text:style-name="T5">That they may all behold Thy face,</text:span><text:span text:style-name="T5"><text:line-break/></text:span><text:span text:style-name="T5">And knowing Thee may grow in gr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3" draw:text-style-name="P5" draw:layer="layout" svg:width="25.4cm" svg:height="7.011cm" svg:x="1.27cm" svg:y="0.508cm">
          <draw:text-box>
            <text:p text:style-name="P4"><text:span text:style-name="T4">3. </text:span><text:span text:style-name="T5">O Spirit, who dost bind</text:span></text:p>
            <text:p text:style-name="P4"><text:span text:style-name="T5">Our hearts in unity,</text:span></text:p>
            <text:p text:style-name="P4"><text:span text:style-name="T5">Who teachest us to find</text:span></text:p>
            <text:p text:style-name="P4"><text:span text:style-name="T5">The love from self set fre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Hymn_25_20template" presentation:presentation-page-layout-name="AL1T0">
        <draw:frame draw:style-name="gr5" draw:text-style-name="P9" draw:layer="layout" svg:width="25.4cm" svg:height="14.333cm" svg:x="1.27cm" svg:y="0.508cm">
          <draw:text-box>
            <text:p text:style-name="P6"><text:span text:style-name="T5">In all our hearts such love increase</text:span></text:p>
            <text:p text:style-name="P6"><text:span text:style-name="T5">That ev’ry home by this release</text:span></text:p>
            <text:p text:style-name="P6"><text:span text:style-name="T5">May be the dwelling place of peace.</text:span></text:p>
            <text:p text:style-name="P7"><text:span text:style-name="T6"><text:line-break/></text:span><text:span text:style-name="T6"/></text:p>
            <text:p text:style-name="P8"><text:span text:style-name="T7"><text:s text:c="7"/></text:span><text:span text:style-name="T8"><text:s text:c="3"/></text:span><text:span text:style-name="T8">© The Church Pension Fund.</text:span></text:p>
            <text:p text:style-name="P8"><text:span text:style-name="T8"><text:s text:c="10"/></text:span><text:span text:style-name="T8">Used by permission:</text:span></text:p>
            <text:p text:style-name="P8"><text:span text:style-name="T8"><text:s text:c="10"/></text:span><text:span text:style-name="T8">LSB Hymn License</text:span></text:p>
            <text:p text:style-name="P7"><text:span text:style-name="T8"><text:s text:c="8"/></text:span><text:span text:style-name="T8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8" draw:display-name="Bitmap 8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6T21:10:36.485000000</meta:creation-date>
    <dc:title>Hymn template</dc:title>
    <meta:editing-duration>PT14M40S</meta:editing-duration>
    <meta:editing-cycles>9</meta:editing-cycles>
    <meta:generator>LibreOffice/6.1.5.2$Windows_X86_64 LibreOffice_project/90f8dcf33c87b3705e78202e3df5142b201bd805</meta:generator>
    <meta:initial-creator>Arthur Hoch</meta:initial-creator>
    <dc:date>2019-04-25T19:11:11.497000000</dc:date>
    <meta:document-statistic meta:object-count="42"/>
    <meta:template xlink:type="simple" xlink:actuate="onRequest" xlink:title="Hymn template" xlink:href="../../AppData/Roaming/LibreOffice/4/user/template/Worship%20Templsates/Hymn%20template.otp" meta:date="2015-06-16T21:10:35.893000000"/>
  </office:meta>
</office:document-meta>
</file>